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ueryStrings" style:family="table">
      <style:table-properties style:width="15.498cm" fo:margin-left="1.931cm" table:align="left"/>
    </style:style>
    <style:style style:name="QueryStrings.A" style:family="table-column">
      <style:table-column-properties style:column-width="5.008cm"/>
    </style:style>
    <style:style style:name="QueryStrings.B" style:family="table-column">
      <style:table-column-properties style:column-width="2.099cm"/>
    </style:style>
    <style:style style:name="QueryStrings.C" style:family="table-column">
      <style:table-column-properties style:column-width="5.895cm"/>
    </style:style>
    <style:style style:name="QueryStrings.D" style:family="table-column">
      <style:table-column-properties style:column-width="2.496cm"/>
    </style:style>
    <style:style style:name="QueryStrings.A1" style:family="table-cell">
      <style:table-cell-properties fo:padding="0cm" fo:border="none" style:writing-mode="page"/>
    </style:style>
    <style:style style:name="QueryStrings.2" style:family="table-row">
      <style:table-row-properties style:min-row-height="1.917cm"/>
    </style:style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Table_20_Contents">
      <style:text-properties officeooo:rsid="001d4bf0" officeooo:paragraph-rsid="001d4bf0"/>
    </style:style>
    <style:style style:name="P5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2c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c5c3" officeooo:paragraph-rsid="0022c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64ea5" officeooo:paragraph-rsid="00164ea5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64ea5" officeooo:paragraph-rsid="00164ea5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164ea5" officeooo:paragraph-rsid="00164ea5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771a1" officeooo:paragraph-rsid="001be727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1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a92fd"/>
    </style:style>
    <style:style style:name="T6" style:family="text">
      <style:text-properties officeooo:rsid="001e9cdf"/>
    </style:style>
    <style:style style:name="T7" style:family="text">
      <style:text-properties officeooo:rsid="0022c5c3"/>
    </style:style>
    <style:style style:name="T8" style:family="text">
      <style:text-properties officeooo:rsid="00274c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2847974890" text:style-name="L1">
        <text:list-item>
          <text:p text:style-name="P8">/<text:span text:style-name="T1">pedido</text:span></text:p>
          <text:list>
            <text:list-item>
              <text:p text:style-name="P12">Obtiene el listado completo de todos los pedidos</text:p>
            </text:list-item>
            <text:list-item>
              <text:p text:style-name="P12">ref RD3, <text:span text:style-name="T2">RF6, RI1</text:span></text:p>
            </text:list-item>
          </text:list>
        </text:list-item>
      </text:list>
      <table:table table:name="QueryStrings" table:style-name="QueryStrings">
        <table:table-column table:style-name="QueryStrings.A"/>
        <table:table-column table:style-name="QueryStrings.B"/>
        <table:table-column table:style-name="QueryStrings.C"/>
        <table:table-column table:style-name="QueryStrings.D"/>
        <table:table-row>
          <table:table-cell table:style-name="QueryStrings.A1" office:value-type="string">
            <text:p text:style-name="P5">Query string parameter</text:p>
          </table:table-cell>
          <table:table-cell table:style-name="QueryStrings.A1" office:value-type="string">
            <text:p text:style-name="P5">Required</text:p>
          </table:table-cell>
          <table:table-cell table:style-name="QueryStrings.A1" office:value-type="string">
            <text:p text:style-name="P5">Description</text:p>
          </table:table-cell>
          <table:table-cell table:style-name="QueryStrings.A1" office:value-type="string">
            <text:p text:style-name="P5">Type</text:p>
          </table:table-cell>
        </table:table-row>
        <table:table-row table:style-name="QueryStrings.2">
          <table:table-cell table:style-name="QueryStrings.A1" office:value-type="string">
            <text:p text:style-name="P4">orderby</text:p>
          </table:table-cell>
          <table:table-cell table:style-name="QueryStrings.A1" office:value-type="string">
            <text:p text:style-name="P4">op<text:span text:style-name="T6">c</text:span>ional</text:p>
          </table:table-cell>
          <table:table-cell table:style-name="QueryStrings.A1" office:value-type="string">
            <text:p text:style-name="P4">Ordena el listado de pedidos. </text:p>
            <text:p text:style-name="P4">Valores admitidos:</text:p>
            <text:p text:style-name="P4">“fecha”,”estado”,”proveedor”</text:p>
          </table:table-cell>
          <table:table-cell table:style-name="QueryStrings.A1" office:value-type="string">
            <text:p text:style-name="P4">String</text:p>
          </table:table-cell>
        </table:table-row>
        <table:table-row table:style-name="QueryStrings.2">
          <table:table-cell table:style-name="QueryStrings.A1" office:value-type="string">
            <text:p text:style-name="P22">status</text:p>
          </table:table-cell>
          <table:table-cell table:style-name="QueryStrings.A1" office:value-type="string">
            <text:p text:style-name="P22">o<text:span text:style-name="T8">ptional</text:span></text:p>
          </table:table-cell>
          <table:table-cell table:style-name="QueryStrings.A1" office:value-type="string">
            <text:p text:style-name="P22">Devuelve los pedidos en uno o varios estados determinado. Múltiples estados podrán ser añadidos separados por comas.</text:p>
            <text:p text:style-name="P22">Los valores admitidos son:</text:p>
            <text:p text:style-name="P22">en_proceso, recibido, cancelado</text:p>
          </table:table-cell>
          <table:table-cell table:style-name="QueryStrings.A1" office:value-type="string">
            <text:p text:style-name="P22">array[String]</text:p>
          </table:table-cell>
        </table:table-row>
      </table:table>
      <text:list xml:id="list182617226477670" text:continue-numbering="true" text:style-name="L1">
        <text:list-item>
          <text:list>
            <text:list-header>
              <text:p text:style-name="P13"/>
            </text:list-header>
          </text:list>
        </text:list-item>
        <text:list-item>
          <text:p text:style-name="P12">/pedido/{id}</text:p>
          <text:list>
            <text:list-item>
              <text:p text:style-name="P12">Obtiene el pedido de una ID determinada</text:p>
            </text:list-item>
            <text:list-item>
              <text:p text:style-name="P12">ref RD3, <text:span text:style-name="T3">RI4, RI2</text:span></text:p>
            </text:list-item>
          </text:list>
        </text:list-item>
        <text:list-item>
          <text:p text:style-name="P8">/<text:span text:style-name="T1">pedido/{id}/lineaPedido</text:span></text:p>
          <text:list>
            <text:list-item>
              <text:p text:style-name="P12">Obtiene todas las líneas de pedido de un pedido determinado </text:p>
            </text:list-item>
            <text:list-item>
              <text:p text:style-name="P12">código de ref RD2</text:p>
            </text:list-item>
          </text:list>
        </text:list-item>
        <text:list-item>
          <text:p text:style-name="P12">/pedido/{id}/lineaPedido/{idProducto}</text:p>
          <text:list>
            <text:list-item>
              <text:p text:style-name="P12">Obtiene la línea de pedido correspondiente a un producto determinado de un pedido determinado por su ID</text:p>
            </text:list-item>
            <text:list-item>
              <text:p text:style-name="P12">ref RD2</text:p>
            </text:list-item>
          </text:list>
        </text:list-item>
        <text:list-item>
          <text:p text:style-name="P12">/<text:span text:style-name="T3">proveedor</text:span></text:p>
          <text:list>
            <text:list-item>
              <text:p text:style-name="P16">Obtiene la lista de <text:span text:style-name="T4">todos los </text:span>proveedores</text:p>
            </text:list-item>
            <text:list-item>
              <text:p text:style-name="P16">ref RI5</text:p>
            </text:list-item>
          </text:list>
        </text:list-item>
        <text:list-item>
          <text:p text:style-name="P16">/<text:span text:style-name="T4">producto</text:span></text:p>
          <text:list>
            <text:list-item>
              <text:p text:style-name="P17">Obtiene la lista de todos los productos</text:p>
            </text:list-item>
            <text:list-item>
              <text:p text:style-name="P17">ref RI7</text:p>
            </text:list-item>
          </text:list>
        </text:list-item>
      </text:list>
      <text:p text:style-name="P3"/>
      <text:p text:style-name="P2">PUT</text:p>
      <text:list xml:id="list3149337421" text:style-name="L2">
        <text:list-item>
          <text:p text:style-name="P9">/<text:span text:style-name="T1">pedido/{id}</text:span></text:p>
          <text:list>
            <text:list-item>
              <text:p text:style-name="P14">Actualiza el pedido </text:p>
            </text:list-item>
            <text:list-item>
              <text:p text:style-name="P14">ref RD3, <text:span text:style-name="T2">RF3, RF8, RI4</text:span></text:p>
            </text:list-item>
          </text:list>
        </text:list-item>
        <text:list-item>
          <text:p text:style-name="P9">/<text:span text:style-name="T1">pedido/{id}/lineaPedido/{idProducto}</text:span></text:p>
          <text:list>
            <text:list-item>
              <text:p text:style-name="P18">Actualiza la linea de pedido correspondiente a un ID de producto determinado</text:p>
            </text:list-item>
            <text:list-item>
              <text:p text:style-name="P18">ref RD2, RF3</text:p>
            </text:list-item>
          </text:list>
        </text:list-item>
      </text:list>
      <text:p text:style-name="P2">POST</text:p>
      <text:list xml:id="list1377302363" text:style-name="L3">
        <text:list-item>
          <text:p text:style-name="P10">/<text:span text:style-name="T1">pedido</text:span></text:p>
          <text:list>
            <text:list-item>
              <text:p text:style-name="P15">Inserta pedido nuevo</text:p>
            </text:list-item>
            <text:list-item>
              <text:p text:style-name="P15">tipo Pedido</text:p>
            </text:list-item>
            <text:list-item>
              <text:p text:style-name="P15">código de referencia RD1, <text:span text:style-name="T2">RD3, RF2</text:span></text:p>
            </text:list-item>
          </text:list>
        </text:list-item>
        <text:list-item>
          <text:p text:style-name="P15">/<text:span text:style-name="T2">pedido/{id}/lineaPedido</text:span></text:p>
          <text:list>
            <text:list-item>
              <text:p text:style-name="P19">Inserta una linea de pedido nueva en un pedido de una ID determinada</text:p>
            </text:list-item>
            <text:list-item>
              <text:p text:style-name="P19">ref RD2</text:p>
            </text:list-item>
          </text:list>
        </text:list-item>
      </text:list>
      <text:p text:style-name="P3"/>
      <text:p text:style-name="P2">DELETE </text:p>
      <text:list xml:id="list2642875694" text:style-name="L4">
        <text:list-item>
          <text:p text:style-name="P11"><text:soft-page-break/>/<text:span text:style-name="T5">pedido/{id}/lineaPedido/{idProducto}</text:span></text:p>
          <text:list>
            <text:list-item>
              <text:p text:style-name="P20">Elimina una linea de pedido referida a un producto determinado en un pedido de ID determinada</text:p>
            </text:list-item>
            <text:list-item>
              <text:p text:style-name="P20">ref RD2</text:p>
            </text:list-item>
          </text:list>
        </text:list-item>
        <text:list-item>
          <text:p text:style-name="P21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1-23T18:26:15.507000000</dc:date>
    <meta:editing-duration>PT30M24S</meta:editing-duration>
    <meta:editing-cycles>10</meta:editing-cycles>
    <meta:generator>LibreOffice/6.3.3.2$Windows_X86_64 LibreOffice_project/a64200df03143b798afd1ec74a12ab50359878ed</meta:generator>
    <meta:document-statistic meta:table-count="1" meta:image-count="0" meta:object-count="0" meta:page-count="2" meta:paragraph-count="57" meta:word-count="246" meta:character-count="1442" meta:non-whitespace-character-count="1284"/>
  </office:meta>
</office:document-meta>
</file>